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5f31" officeooo:paragraph-rsid="000e5f31"/>
    </style:style>
    <style:style style:name="P2" style:family="paragraph" style:parent-style-name="Text_20_body">
      <style:text-properties style:font-name="Calibri" fo:font-size="11pt" officeooo:rsid="000e5f31" officeooo:paragraph-rsid="000e5f31"/>
    </style:style>
    <style:style style:name="P3" style:family="paragraph" style:parent-style-name="Text_20_body" style:list-style-name="L1">
      <style:text-properties officeooo:paragraph-rsid="000e5f31"/>
    </style:style>
    <style:style style:name="P4" style:family="paragraph" style:parent-style-name="Text_20_body" style:list-style-name="L1">
      <style:text-properties style:font-name="Calibri" fo:font-size="11pt" officeooo:rsid="000e5f31" officeooo:paragraph-rsid="000e5f31"/>
    </style:style>
    <style:style style:name="P5" style:family="paragraph" style:parent-style-name="Text_20_body">
      <style:text-properties style:font-name="Calibri" fo:font-size="11pt" officeooo:rsid="0010349a" officeooo:paragraph-rsid="0010349a"/>
    </style:style>
    <style:style style:name="P6" style:family="paragraph" style:parent-style-name="Text_20_body" style:list-style-name="L1">
      <style:text-properties style:font-name="Calibri" fo:font-size="11pt" officeooo:rsid="0010349a" officeooo:paragraph-rsid="0010349a"/>
    </style:style>
    <style:style style:name="T1" style:family="text">
      <style:text-properties officeooo:rsid="000e5f31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officeooo:rsid="000e5f31"/>
    </style:style>
    <style:style style:name="T4" style:family="text">
      <style:text-properties officeooo:rsid="001034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otes about the ARM program</text:h>
      <text:p text:style-name="P1"/>
      <text:p text:style-name="P2">To run ARM programs you need to install the ARMSIm assembler and simulator. That package <text:span text:style-name="T4">should </text:span>install on Windows <text:span text:style-name="T4">or Linux, but the current version no longer supports MacOS.</text:span></text:p>
      <text:p text:style-name="P5">If you’re running MacOS, here are some things you can consider in completing the project.</text:p>
      <text:list xml:id="list2766172232" text:style-name="L1">
        <text:list-item>
          <text:p text:style-name="P3"><text:span text:style-name="T2">Post your questions or error conditions on </text:span><text:span text:style-name="T3">the Piazza discussion forum. <text:s/>There’s a topic for ARMSim.</text:span></text:p>
        </text:list-item>
        <text:list-item>
          <text:p text:style-name="P4">Use a windows system for this assignment.</text:p>
        </text:list-item>
        <text:list-item>
          <text:p text:style-name="P4">Consider using the NCSU VCL, or running a windows system in a virtual machine.</text:p>
        </text:list-item>
        <text:list-item>
          <text:p text:style-name="P4">You get to work with a partner on this assignment if you want to. <text:s/>Consider working with a partner who has a Windows machine.</text:p>
        </text:list-item>
        <text:list-item>
          <text:p text:style-name="P6">There’s some advice for MacOS users on the ARMSim pages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31T13:24:19.180040403</meta:creation-date>
    <dc:date>2021-03-31T14:17:38.902688561</dc:date>
    <meta:editing-duration>PT40M21S</meta:editing-duration>
    <meta:editing-cycles>3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8" meta:word-count="125" meta:character-count="695" meta:non-whitespace-character-count="581"/>
  </office:meta>
</office:document-meta>
</file>